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6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7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8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0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4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1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32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33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34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3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7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38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39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40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4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2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4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4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4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left="5.40pt" fo:text-indent="-5.40pt">
        <style:tab-stops>
          <style:tab-stop style:position="464.70pt"/>
        </style:tab-stops>
      </style:paragraph-properties>
    </style:style>
    <style:style style:name="P2" style:family="paragraph">
      <style:paragraph-properties fo:line-height="100.00%" fo:text-align="center"/>
    </style:style>
    <style:style style:name="P3" style:family="paragraph">
      <style:paragraph-properties fo:line-height="100.00%" fo:text-align="left" fo:margin-left="5.40pt" fo:text-indent="-5.40pt">
        <style:tab-stops>
          <style:tab-stop style:position="464.70pt"/>
        </style:tab-stops>
      </style:paragraph-properties>
    </style:style>
    <style:style style:name="P4" style:family="paragraph">
      <style:paragraph-properties fo:line-height="100.00%" fo:text-align="left" fo:margin-left="5.40pt" fo:text-indent="-5.40pt">
        <style:tab-stops>
          <style:tab-stop style:position="464.70pt"/>
        </style:tab-stops>
      </style:paragraph-properties>
    </style:style>
    <style:style style:name="P5" style:family="paragraph">
      <style:paragraph-properties fo:line-height="100.00%" fo:text-align="left"/>
    </style:style>
    <style:style style:name="P6" style:family="paragraph">
      <style:paragraph-properties fo:line-height="100.00%" fo:text-align="left" fo:margin-left="5.40pt" fo:text-indent="-5.40pt">
        <style:tab-stops>
          <style:tab-stop style:position="464.70pt"/>
        </style:tab-stops>
      </style:paragraph-properties>
    </style:style>
    <style:style style:name="P7" style:family="paragraph">
      <style:paragraph-properties fo:line-height="100.00%" fo:text-align="left"/>
    </style:style>
    <style:style style:name="P8" style:family="paragraph">
      <style:paragraph-properties fo:line-height="100.00%" fo:text-align="left" fo:margin-left="1.65pt" fo:text-indent="-5.40pt">
        <style:tab-stops>
          <style:tab-stop style:position="472.20pt"/>
        </style:tab-stops>
      </style:paragraph-properties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left" fo:margin-left="1.65pt" fo:text-indent="-5.40pt">
        <style:tab-stops>
          <style:tab-stop style:position="472.20pt"/>
        </style:tab-stops>
      </style:paragraph-properties>
    </style:style>
    <style:style style:name="P11" style:family="paragraph">
      <style:paragraph-properties fo:line-height="100.00%" fo:text-align="left" fo:margin-left="1.65pt" fo:text-indent="-5.40pt">
        <style:tab-stops>
          <style:tab-stop style:position="472.20pt"/>
        </style:tab-stops>
      </style:paragraph-properties>
    </style:style>
    <style:style style:name="P12" style:family="paragraph">
      <style:paragraph-properties fo:line-height="100.00%" fo:text-align="left"/>
    </style:style>
    <style:style style:name="P13" style:family="paragraph">
      <style:paragraph-properties fo:line-height="150.00%" fo:text-align="justify">
        <style:tab-stops>
          <style:tab-stop style:position="432.00pt"/>
        </style:tab-stops>
      </style:paragraph-properties>
    </style:style>
    <style:style style:name="P14" style:family="paragraph">
      <style:paragraph-properties fo:line-height="100.00%" fo:text-align="left" fo:margin-left="1.65pt" fo:text-indent="-5.40pt">
        <style:tab-stops>
          <style:tab-stop style:position="472.20pt"/>
        </style:tab-stops>
      </style:paragraph-properties>
    </style:style>
    <style:style style:name="P15" style:family="paragraph">
      <style:paragraph-properties fo:line-height="100.00%" fo:text-align="left" fo:margin-left="1.65pt" fo:text-indent="-5.40pt">
        <style:tab-stops>
          <style:tab-stop style:position="472.20pt"/>
        </style:tab-stops>
      </style:paragraph-properties>
    </style:style>
    <style:style style:name="P16" style:family="paragraph">
      <style:paragraph-properties fo:line-height="100.00%" fo:text-align="left"/>
    </style:style>
    <style:style style:name="P17" style:family="paragraph">
      <style:paragraph-properties fo:line-height="100.00%" fo:text-align="left"/>
    </style:style>
    <style:style style:name="P18" style:family="paragraph">
      <style:paragraph-properties fo:line-height="100.00%" fo:text-align="left"/>
    </style:style>
    <style:style style:name="P19" style:family="paragraph">
      <style:paragraph-properties fo:line-height="100.00%" fo:text-align="left" fo:margin-left="1.65pt" fo:text-indent="-5.40pt">
        <style:tab-stops>
          <style:tab-stop style:position="472.20pt"/>
        </style:tab-stops>
      </style:paragraph-properties>
    </style:style>
    <style:style style:name="P20" style:family="paragraph">
      <style:paragraph-properties fo:line-height="100.00%" fo:text-align="left" fo:margin-top="6.00pt">
        <style:tab-stops>
          <style:tab-stop style:position="58.40pt"/>
        </style:tab-stops>
      </style:paragraph-properties>
    </style:style>
    <style:style style:name="P21" style:family="paragraph">
      <style:paragraph-properties fo:line-height="100.00%" fo:text-align="left" fo:margin-left="1.65pt" fo:text-indent="-5.40pt">
        <style:tab-stops>
          <style:tab-stop style:position="472.20pt"/>
        </style:tab-stops>
      </style:paragraph-properties>
    </style:style>
    <style:style style:name="P22" style:family="paragraph">
      <style:paragraph-properties fo:line-height="100.00%" fo:text-align="left"/>
    </style:style>
    <style:style style:name="P23" style:family="paragraph">
      <style:paragraph-properties fo:line-height="100.00%" fo:text-align="left" fo:margin-left="3.50pt" fo:text-indent="-3.50pt">
        <style:tab-stops>
          <style:tab-stop style:position="120.50pt"/>
          <style:tab-stop style:position="3401.80pt"/>
        </style:tab-stops>
      </style:paragraph-properties>
    </style:style>
    <style:style style:name="P24" style:family="paragraph">
      <style:paragraph-properties fo:line-height="100.00%" fo:text-align="center"/>
    </style:style>
    <style:style style:name="P25" style:family="paragraph">
      <style:paragraph-properties fo:line-height="100.00%" fo:text-align="left" fo:margin-left="3.50pt" fo:text-indent="-3.50pt">
        <style:tab-stops>
          <style:tab-stop style:position="120.50pt"/>
          <style:tab-stop style:position="3401.80pt"/>
        </style:tab-stops>
      </style:paragraph-properties>
    </style:style>
    <style:style style:name="P26" style:family="paragraph">
      <style:paragraph-properties fo:line-height="100.00%" fo:text-align="left" fo:margin-left="3.50pt" fo:text-indent="-3.50pt">
        <style:tab-stops>
          <style:tab-stop style:position="120.50pt"/>
          <style:tab-stop style:position="3401.80pt"/>
        </style:tab-stops>
      </style:paragraph-properties>
    </style:style>
    <style:style style:name="P27" style:family="paragraph">
      <style:paragraph-properties fo:line-height="100.00%" fo:text-align="justify"/>
    </style:style>
    <style:style style:name="P28" style:family="paragraph">
      <style:paragraph-properties fo:line-height="100.00%" fo:text-align="left" fo:margin-left="3.50pt" fo:text-indent="-3.50pt">
        <style:tab-stops>
          <style:tab-stop style:position="120.50pt"/>
          <style:tab-stop style:position="3401.80pt"/>
        </style:tab-stops>
      </style:paragraph-properties>
    </style:style>
    <style:style style:name="P29" style:family="paragraph">
      <style:paragraph-properties fo:line-height="100.00%" fo:text-align="left" fo:margin-left="3.50pt" fo:text-indent="-3.50pt">
        <style:tab-stops>
          <style:tab-stop style:position="120.50pt"/>
          <style:tab-stop style:position="3401.80pt"/>
        </style:tab-stops>
      </style:paragraph-properties>
    </style:style>
    <style:style style:name="P30" style:family="paragraph">
      <style:paragraph-properties fo:line-height="100.00%" fo:text-align="justify"/>
    </style:style>
    <style:style style:name="P31" style:family="paragraph">
      <style:paragraph-properties fo:line-height="100.00%" fo:text-align="left" fo:margin-left="3.50pt" fo:text-indent="-3.50pt">
        <style:tab-stops>
          <style:tab-stop style:position="120.50pt"/>
          <style:tab-stop style:position="3401.80pt"/>
        </style:tab-stops>
      </style:paragraph-properties>
    </style:style>
    <style:style style:name="P32" style:family="paragraph">
      <style:paragraph-properties fo:line-height="100.00%" fo:text-align="justify"/>
    </style:style>
    <style:style style:name="P33" style:family="paragraph">
      <style:paragraph-properties fo:line-height="100.00%" fo:text-align="left" fo:margin-left="3.50pt" fo:text-indent="-3.50pt">
        <style:tab-stops>
          <style:tab-stop style:position="120.50pt"/>
          <style:tab-stop style:position="3401.80pt"/>
        </style:tab-stops>
      </style:paragraph-properties>
    </style:style>
    <style:style style:name="P34" style:family="paragraph">
      <style:paragraph-properties fo:line-height="100.00%" fo:text-align="left" fo:margin-left="3.50pt" fo:text-indent="-3.50pt">
        <style:tab-stops>
          <style:tab-stop style:position="120.50pt"/>
          <style:tab-stop style:position="3401.80pt"/>
        </style:tab-stops>
      </style:paragraph-properties>
    </style:style>
    <style:style style:name="P35" style:family="paragraph">
      <style:paragraph-properties fo:line-height="100.00%" fo:text-align="justify"/>
    </style:style>
    <style:style style:name="P36" style:family="paragraph">
      <style:paragraph-properties fo:line-height="100.00%" fo:text-align="left" fo:margin-left="3.50pt" fo:text-indent="-3.50pt">
        <style:tab-stops>
          <style:tab-stop style:position="120.50pt"/>
          <style:tab-stop style:position="3401.80pt"/>
        </style:tab-stops>
      </style:paragraph-properties>
    </style:style>
    <style:style style:name="P37" style:family="paragraph">
      <style:paragraph-properties fo:line-height="100.00%" fo:text-align="left" fo:margin-left="3.50pt" fo:text-indent="-3.50pt">
        <style:tab-stops>
          <style:tab-stop style:position="120.50pt"/>
          <style:tab-stop style:position="3401.80pt"/>
        </style:tab-stops>
      </style:paragraph-properties>
    </style:style>
    <style:style style:name="P38" style:family="paragraph">
      <style:paragraph-properties fo:line-height="100.00%" fo:text-align="justify"/>
    </style:style>
    <style:style style:name="P39" style:family="paragraph">
      <style:paragraph-properties fo:line-height="100.00%" fo:text-align="left" fo:margin-left="3.50pt" fo:text-indent="-3.50pt">
        <style:tab-stops>
          <style:tab-stop style:position="120.50pt"/>
          <style:tab-stop style:position="3401.80pt"/>
        </style:tab-stops>
      </style:paragraph-properties>
    </style:style>
    <style:style style:name="P40" style:family="paragraph">
      <style:paragraph-properties fo:line-height="100.00%" fo:text-align="justify"/>
    </style:style>
    <style:style style:name="P41" style:family="paragraph">
      <style:paragraph-properties fo:line-height="100.00%" fo:text-align="left" fo:margin-left="3.50pt" fo:text-indent="-3.50pt">
        <style:tab-stops>
          <style:tab-stop style:position="120.50pt"/>
          <style:tab-stop style:position="3401.80pt"/>
        </style:tab-stops>
      </style:paragraph-properties>
    </style:style>
    <style:style style:name="P42" style:family="paragraph">
      <style:paragraph-properties fo:line-height="100.00%" fo:text-align="justify"/>
    </style:style>
    <style:style style:name="P43" style:family="paragraph">
      <style:paragraph-properties fo:line-height="100.00%" fo:text-align="left" fo:margin-left="3.50pt" fo:text-indent="-3.50pt">
        <style:tab-stops>
          <style:tab-stop style:position="120.50pt"/>
          <style:tab-stop style:position="3401.80pt"/>
        </style:tab-stops>
      </style:paragraph-properties>
    </style:style>
    <style:style style:name="P44" style:family="paragraph">
      <style:paragraph-properties fo:line-height="100.00%" fo:text-align="justify"/>
    </style:style>
    <style:style style:name="P45" style:family="paragraph">
      <style:paragraph-properties fo:line-height="100.00%" fo:text-align="left" fo:margin-left="3.50pt" fo:text-indent="-3.50pt">
        <style:tab-stops>
          <style:tab-stop style:position="120.50pt"/>
          <style:tab-stop style:position="3401.80pt"/>
        </style:tab-stops>
      </style:paragraph-properties>
    </style:style>
    <style:style style:name="P46" style:family="paragraph">
      <style:paragraph-properties fo:line-height="100.00%" fo:text-align="left"/>
    </style:style>
    <style:style style:name="P47" style:family="paragraph">
      <style:paragraph-properties fo:line-height="100.00%" fo:text-align="left" fo:margin-left="1.65pt" fo:text-indent="-5.40pt">
        <style:tab-stops>
          <style:tab-stop style:position="472.20pt"/>
        </style:tab-stops>
      </style:paragraph-properties>
    </style:style>
    <style:style style:name="P48" style:family="paragraph">
      <style:paragraph-properties fo:line-height="100.00%" fo:text-align="left"/>
    </style:style>
    <style:style style:name="TableColumn0100" style:family="table-column">
      <style:table-column-properties style:column-width="6.529167in"/>
    </style:style>
    <style:style style:name="Table01" style:family="table">
      <style:table-properties style:width="6.529167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d9d9d9"/>
    </style:style>
    <style:style style:name="TableRow0101" style:family="table-row">
      <style:table-row-properties style:min-row-height="0.486111in"/>
    </style:style>
    <style:style style:name="TableCell010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olumn0200" style:family="table-column">
      <style:table-column-properties style:column-width="6.581250in"/>
    </style:style>
    <style:style style:name="Table02" style:family="table">
      <style:table-properties style:width="6.581250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01" style:family="table-row">
      <style:table-row-properties style:min-row-height="1.468750in"/>
    </style:style>
    <style:style style:name="TableCell020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02" style:family="table-row">
      <style:table-row-properties/>
    </style:style>
    <style:style style:name="TableCell0202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03" style:family="table-row">
      <style:table-row-properties/>
    </style:style>
    <style:style style:name="TableCell0203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04" style:family="table-row">
      <style:table-row-properties/>
    </style:style>
    <style:style style:name="TableCell0204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olumn0300" style:family="table-column">
      <style:table-column-properties style:column-width="1.722222in"/>
    </style:style>
    <style:style style:name="TableColumn0301" style:family="table-column">
      <style:table-column-properties style:column-width="4.338194in"/>
    </style:style>
    <style:style style:name="Table03" style:family="table">
      <style:table-properties style:width="6.060417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top" fo:background-color="#dfdfdf"/>
    </style:style>
    <style:style style:name="TableCell030001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dfdfdf"/>
    </style:style>
    <style:style style:name="TableRow0301" style:family="table-row">
      <style:table-row-properties/>
    </style:style>
    <style:style style:name="TableCell030100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top" fo:background-color="#ffffff"/>
    </style:style>
    <style:style style:name="TableCell030101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Row0302" style:family="table-row">
      <style:table-row-properties style:min-row-height="0.177083in"/>
    </style:style>
    <style:style style:name="TableCell030200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top" fo:background-color="#ffffff"/>
    </style:style>
    <style:style style:name="TableCell030201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Row0303" style:family="table-row">
      <style:table-row-properties style:min-row-height="0.177083in"/>
    </style:style>
    <style:style style:name="TableCell030300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top" fo:background-color="#ffffff"/>
    </style:style>
    <style:style style:name="TableCell030301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Row0304" style:family="table-row">
      <style:table-row-properties style:min-row-height="0.187500in"/>
    </style:style>
    <style:style style:name="TableCell030400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top" fo:background-color="#ffffff"/>
    </style:style>
    <style:style style:name="TableCell030401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Row0305" style:family="table-row">
      <style:table-row-properties style:min-row-height="0.177083in"/>
    </style:style>
    <style:style style:name="TableCell030500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top" fo:background-color="#ffffff"/>
    </style:style>
    <style:style style:name="TableCell030501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Row0306" style:family="table-row">
      <style:table-row-properties style:min-row-height="0.177083in"/>
    </style:style>
    <style:style style:name="TableCell030600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top" fo:background-color="#ffffff"/>
    </style:style>
    <style:style style:name="TableCell030601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Row0307" style:family="table-row">
      <style:table-row-properties style:min-row-height="0.177083in"/>
    </style:style>
    <style:style style:name="TableCell030700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top" fo:background-color="#ffffff"/>
    </style:style>
    <style:style style:name="TableCell030701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Row0308" style:family="table-row">
      <style:table-row-properties style:min-row-height="0.177083in"/>
    </style:style>
    <style:style style:name="TableCell030800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top" fo:background-color="#ffffff"/>
    </style:style>
    <style:style style:name="TableCell030801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</office:automatic-styles>
  <office:body>
    <office:text>
      <table:table table:style-name="Table01">
        <table:table-column table:style-name="TableColumn0100"/>
        <table:table-row table:style-name="TableRow0100">
          <table:table-cell table:style-name="TableCell010000">
            <text:p text:style-name="P2"><text:span text:style-name="T2">Alunos participantes</text:span><text:span text:style-name="T3"/></text:p>
          </table:table-cell>
        </table:table-row>
        <table:table-row table:style-name="TableRow0101">
          <table:table-cell table:style-name="TableCell010100">
            <text:p text:style-name="P5"><text:span text:style-name="T3"/></text:p>
            <text:p text:style-name="P5"><text:span text:style-name="T3">Dariel Soares, Gabriel Bergstein, Maria Eduarda Iankoski</text:span></text:p>
          </table:table-cell>
        </table:table-row>
      </table:table>
      <text:p text:style-name="P7"><text:span text:style-name="T3"/></text:p>
      <table:table table:style-name="Table02">
        <table:table-column table:style-name="TableColumn0200"/>
        <table:table-row table:style-name="TableRow0200">
          <table:table-cell table:style-name="TableCell020000">
            <text:p text:style-name="P9"><text:span text:style-name="T5">A<text:s/></text:span><text:span text:style-name="T6">–</text:span><text:span text:style-name="T7"><text:s/>Vis</text:span><text:span text:style-name="T8">ão Geral do Sistema </text:span></text:p>
            <text:p text:style-name="P9"><text:span text:style-name="T9"/></text:p>
            <text:p text:style-name="P9"><text:span text:style-name="T9">O sistema é um jogo digital educativo, chamado “Raízes Originárias”, voltado para o ensino da cultura indígena Kaingang. Este jogo é uma ferramenta pedagógica interativa para professores e estudantes do ensino fundamental e médio, buscando promover a valorização da diversidade cultural e a implementação da Lei 11.645/08. Através de uma narrativa baseada no mito de origem Kaingang, o jogador interage com os personagens Kamé e Kairu e aprende sobre a organização social e valores desse povo indígena.</text:span></text:p>
            <text:p text:style-name="P9"><text:span text:style-name="T9"/></text:p>
          </table:table-cell>
        </table:table-row>
        <table:table-row table:style-name="TableRow0201">
          <table:table-cell table:style-name="TableCell020100">
            <text:p text:style-name="P12"><text:span text:style-name="T10">B - Requisitos Funcionais</text:span></text:p>
            <text:p text:style-name="P12"><text:span text:style-name="T11"/></text:p>
            <text:p text:style-name="P13"><text:span text:style-name="T12">REF01. O sistema deve permitir ao jogador controlar os personagens Kamé e Kairu em cenários que representam o universo Kaingang.</text:span></text:p>
            <text:p text:style-name="P13"><text:span text:style-name="T12">REF02. O sistema deve permitir que Kamé e Kairu utilizem habilidades especiais ao invocar animais simbólicos, como Macaco-Prego, Jacaré-de-Papo-Amarelo e Guará.</text:span></text:p>
            <text:p text:style-name="P13"><text:span text:style-name="T12">REF03. O sistema deve incluir a personagem Mãe Lua, que guia e orienta os jogadores, fornecendo dicas sobre como avançar no jogo.</text:span></text:p>
            <text:p text:style-name="P13"><text:span text:style-name="T12">REF04. O sistema deve conter desafios de plataforma, que requerem o uso de habilidades específicas dos personagens para serem superados.</text:span></text:p>
            <text:p text:style-name="P13"><text:span text:style-name="T12">REF05. O sistema deve coletar feedback dos jogadores por meio de questionários, que avaliarão a experiência de aprendizado e a jogabilidade.</text:span></text:p>
            <text:p text:style-name="P13"><text:span text:style-name="T12">REF06. O sistema deve oferecer um site para download do jogo e acesso a informações sobre a cultura Kaingang.</text:span></text:p>
            <text:p text:style-name="P13"><text:span text:style-name="T12">REF07. O sistema deve permitir a visualização de informações sobre a Lei 11.645/08 e a importância do ensino das culturas indígenas.</text:span></text:p>
            <text:p text:style-name="P13"><text:span text:style-name="T12">REF08. O sistema deve permitir a interação dos jogadores com elementos visuais (em pixel art) representando tradições Kaingang, como plantas e animais de seu ecossistema.</text:span></text:p>
            <text:p text:style-name="P13"><text:span text:style-name="T13"/></text:p>
          </table:table-cell>
        </table:table-row>
        <table:table-row table:style-name="TableRow0202">
          <table:table-cell table:style-name="TableCell020200">
            <text:p text:style-name="P16"><text:span text:style-name="T14">C - Requisitos Não Funcionais</text:span></text:p>
            <text:p text:style-name="P16"><text:span text:style-name="T14"/></text:p>
            <text:p text:style-name="P16"><text:span text:style-name="T15">C1<text:s/></text:span><text:span text:style-name="T16">–</text:span><text:span text:style-name="T17"><text:s/>Confiabilidade</text:span></text:p>
            <text:p text:style-name="P16"><text:span text:style-name="T17"/></text:p>
            <text:p text:style-name="P17"><text:span text:style-name="T17">RNF01. O sistema deve salvar o progresso do jogo automaticamente para permitir que o jogador continue do ponto em que parou em caso de falha de energia ou encerramento acidental.</text:span></text:p>
            <text:p text:style-name="P18"><text:span text:style-name="T17">RNF02. O sistema deve oferecer recupera</text:span><text:span text:style-name="T18">ção em caso de falhas de comunicação com o site, exibindo mensagens de erro amigáveis e alternativas de download.</text:span></text:p>
            <text:p text:style-name="P18"><text:span text:style-name="T18"/></text:p>
            <text:p text:style-name="P18"><text:span text:style-name="T18">C2<text:s/></text:span><text:span text:style-name="T19">–</text:span><text:span text:style-name="T20"><text:s/>Performance</text:span></text:p>
            <text:p text:style-name="P18"><text:span text:style-name="T20"/></text:p>
            <text:p text:style-name="P18"><text:span text:style-name="T20">RNF03. O sistema deve carregar cada fase em at</text:span><text:span text:style-name="T21">é 3 segundos, garantindo uma experiência fluida para o jogador.</text:span></text:p>
            <text:p text:style-name="P18"><text:span text:style-name="T21">RNF04. O tempo de resposta dos controles deve ser imediato (até 0,2 segundos) para garantir jogabilidade fluida e precisa.</text:span></text:p>
            <text:p text:style-name="P18"><text:span text:style-name="T21"/></text:p>
            <text:p text:style-name="P18"><text:span text:style-name="T21">C3<text:s/></text:span><text:span text:style-name="T22">–</text:span><text:span text:style-name="T23"><text:s/>Portabilidade</text:span></text:p>
            <text:p text:style-name="P18"><text:span text:style-name="T23"/></text:p>
            <text:p text:style-name="P18"><text:span text:style-name="T23">RNF05. O sistema deve ser compat</text:span><text:span text:style-name="T24">ível com plataformas Windows e Linux, permitindo fácil instalação e execução em computadores com especificações de médio porte.</text:span></text:p>
            <text:p text:style-name="P18"><text:span text:style-name="T24">RNF06. O sistema deve ser entregue em formato executável, disponível para download em um site dedicado.</text:span></text:p>
            <text:p text:style-name="P18"><text:span text:style-name="T24"/></text:p>
            <text:p text:style-name="P18"><text:span text:style-name="T24">C4<text:s/></text:span><text:span text:style-name="T25">–</text:span><text:span text:style-name="T26"><text:s/>Usabilidade</text:span></text:p>
            <text:p text:style-name="P18"><text:span text:style-name="T26"/></text:p>
            <text:p text:style-name="P18"><text:span text:style-name="T26">RNF07. O sistema deve ter uma interface amig</text:span><text:span text:style-name="T27">ável e intuitiva, com controles acessíveis para estudantes de ensino fundamental e médio.</text:span></text:p>
            <text:p text:style-name="P18"><text:span text:style-name="T27">RNF08. O sistema deve fornecer um tutorial inicial para orientar o jogador nos controles e mecânicas básicas do jogo.</text:span></text:p>
            <text:p text:style-name="P18"><text:span text:style-name="T27">RNF09. O sistema deve incluir documentação de apoio e um manual com explicações sobre o objetivo do jogo e instruções de uso, acessível no site de download.</text:span></text:p>
            <text:p text:style-name="P18"><text:span text:style-name="T27"/></text:p>
            <text:p text:style-name="P18"><text:span text:style-name="T27">C5<text:s/></text:span><text:span text:style-name="T28">–</text:span><text:span text:style-name="T29"><text:s/>Manutenibilidade</text:span></text:p>
            <text:p text:style-name="P18"><text:span text:style-name="T29"/></text:p>
            <text:p text:style-name="P18"><text:span text:style-name="T29">RNF10. O sistema deve utilizar a game engine Unity e a linguagem C#, permitindo modularidade e manuten</text:span><text:span text:style-name="T30">ção facilitada para futuras atualizações.</text:span></text:p>
            <text:p text:style-name="P18"><text:span text:style-name="T30">RNF11. O sistema deve ser documentado para permitir futuras expansões e adições de conteúdo, como novas fases ou adaptações culturais.</text:span></text:p>
            <text:p text:style-name="P18"><text:span text:style-name="T30"/></text:p>
          </table:table-cell>
        </table:table-row>
        <table:table-row table:style-name="TableRow0203">
          <table:table-cell table:style-name="TableCell020300">
            <text:p text:style-name="P20"><text:span text:style-name="T31">D<text:s/></text:span><text:span text:style-name="T32">–</text:span><text:span text:style-name="T33"><text:s/>Regras de Neg</text:span><text:span text:style-name="T34">ócio</text:span></text:p>
            <text:p text:style-name="P20"><text:span text:style-name="T35">RNE01. O jogo deve preservar e representar de forma fiel e respeitosa os elementos culturais e mitológicos do povo Kaingang.</text:span></text:p>
            <text:p text:style-name="P20"><text:span text:style-name="T35">RNE02. O sistema deve ser estruturado para atender os parâmetros pedagógicos da Lei 11.645/08, promovendo um aprendizado significativo e inclusivo sobre a diversidade cultural.</text:span></text:p>
            <text:p text:style-name="P20"><text:span text:style-name="T35">RNE03. O sistema não deve incluir conteúdos ou mensagens que possam desviar o foco pedagógico ou desrespeitar os valores culturais representados.</text:span></text:p>
            <text:p text:style-name="P20"><text:span text:style-name="T36"/></text:p>
          </table:table-cell>
        </table:table-row>
        <table:table-row table:style-name="TableRow0204">
          <table:table-cell table:style-name="TableCell020400">
            <text:p text:style-name="P22"><text:span text:style-name="T37">E</text:span><text:span text:style-name="T38">–</text:span><text:span text:style-name="T39"><text:s/>Gloss</text:span><text:span text:style-name="T40">ário</text:span></text:p>
            <text:p text:style-name="P22"><text:span text:style-name="T41"/></text:p>
            <text:p text:style-name="P22"><text:span text:style-name="T41"/></text:p>
            <table:table table:style-name="Table03">
              <table:table-column table:style-name="TableColumn0300"/>
              <table:table-column table:style-name="TableColumn0301"/>
              <table:table-row table:style-name="TableRow0300">
                <table:table-cell table:style-name="TableCell030000">
                  <text:p text:style-name="P24"><text:span text:style-name="T42">Termo</text:span><text:span text:style-name="T43"/></text:p>
                </table:table-cell>
                <table:table-cell table:style-name="TableCell030001">
                  <text:p text:style-name="P24"><text:span text:style-name="T44">Descrição</text:span><text:span text:style-name="T45"/></text:p>
                </table:table-cell>
              </table:table-row>
              <table:table-row table:style-name="TableRow0301">
                <table:table-cell table:style-name="TableCell030100">
                  <text:p text:style-name="P27"><text:span text:style-name="T45">Kamé</text:span></text:p>
                </table:table-cell>
                <table:table-cell table:style-name="TableCell030101">
                  <text:p text:style-name="P27"><text:span text:style-name="T45">Personagem do jogo representando a metade do sol Kaingang</text:span></text:p>
                </table:table-cell>
              </table:table-row>
              <table:table-row table:style-name="TableRow0302">
                <table:table-cell table:style-name="TableCell030200">
                  <text:p text:style-name="P30"><text:span text:style-name="T47">Kairu</text:span></text:p>
                </table:table-cell>
                <table:table-cell table:style-name="TableCell030201">
                  <text:p text:style-name="P30"><text:span text:style-name="T47">Personagem do jogo representando a metade da lua Kaingang</text:span></text:p>
                </table:table-cell>
              </table:table-row>
              <table:table-row table:style-name="TableRow0303">
                <table:table-cell table:style-name="TableCell030300">
                  <text:p text:style-name="P32"><text:span text:style-name="T49">Mãe Lua</text:span></text:p>
                </table:table-cell>
                <table:table-cell table:style-name="TableCell030301">
                  <text:p text:style-name="P32"><text:span text:style-name="T49">Guia dos personagens Kamé e Kairu, representa o conhecimento e a proteção dos ciclos naturais.</text:span></text:p>
                </table:table-cell>
              </table:table-row>
              <table:table-row table:style-name="TableRow0304">
                <table:table-cell table:style-name="TableCell030400">
                  <text:p text:style-name="P35"><text:span text:style-name="T51">Kaingang</text:span></text:p>
                </table:table-cell>
                <table:table-cell table:style-name="TableCell030401">
                  <text:p text:style-name="P35"><text:span text:style-name="T51">Povo indígena brasileiro, cujo sistema social dualista e mitologia fundamentam a narrativa e as mecânicas do jogo "Raízes Originárias".</text:span></text:p>
                </table:table-cell>
              </table:table-row>
              <table:table-row table:style-name="TableRow0305">
                <table:table-cell table:style-name="TableCell030500">
                  <text:p text:style-name="P38"><text:span text:style-name="T53">IFPR Pinhais</text:span></text:p>
                </table:table-cell>
                <table:table-cell table:style-name="TableCell030501">
                  <text:p text:style-name="P38"><text:span text:style-name="T53">Instituto Federal do Paraná, campus onde serão realizados testes de usabilidade e feedback com estudantes.</text:span></text:p>
                </table:table-cell>
              </table:table-row>
              <table:table-row table:style-name="TableRow0306">
                <table:table-cell table:style-name="TableCell030600">
                  <text:p text:style-name="P40"><text:span text:style-name="T55">Unity</text:span></text:p>
                </table:table-cell>
                <table:table-cell table:style-name="TableCell030601">
                  <text:p text:style-name="P40"><text:span text:style-name="T55">Ferramenta de desenvolvimento de jogos usada na criação do "Raízes Originárias".</text:span></text:p>
                </table:table-cell>
              </table:table-row>
              <table:table-row table:style-name="TableRow0307">
                <table:table-cell table:style-name="TableCell030700">
                  <text:p text:style-name="P42"><text:span text:style-name="T57">Pixel Art</text:span></text:p>
                </table:table-cell>
                <table:table-cell table:style-name="TableCell030701">
                  <text:p text:style-name="P42"><text:span text:style-name="T57">Técnica de ilustração em pixels utilizada para criar os gráficos do jogo.</text:span></text:p>
                </table:table-cell>
              </table:table-row>
              <table:table-row table:style-name="TableRow0308">
                <table:table-cell table:style-name="TableCell030800">
                  <text:p text:style-name="P44"><text:span text:style-name="T59">Lei 11.645/08</text:span></text:p>
                </table:table-cell>
                <table:table-cell table:style-name="TableCell030801">
                  <text:p text:style-name="P44"><text:span text:style-name="T59">Lei que torna obrigatório o ensino da cultura indígena nas escolas de ensino básico no Brasil.</text:span></text:p>
                </table:table-cell>
              </table:table-row>
            </table:table>
            <text:p text:style-name="P46"><text:span text:style-name="T59"/></text:p>
          </table:table-cell>
        </table:table-row>
      </table:table>
      <text:p text:style-name="P48"><text:span text:style-name="T6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